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113" officeooo:paragraph-rsid="00099113"/>
    </style:style>
    <style:style style:name="P2" style:family="paragraph" style:parent-style-name="Standard">
      <style:text-properties officeooo:rsid="000a50f5" officeooo:paragraph-rsid="000a50f5"/>
    </style:style>
    <style:style style:name="P3" style:family="paragraph" style:parent-style-name="Standard">
      <style:text-properties officeooo:rsid="000b9768" officeooo:paragraph-rsid="000b9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tarde eu estava na estação de trem comprando um bilhete para voltar para casa</text:p>
      <text:p text:style-name="P1"/>
      <text:p text:style-name="P1"/>
      <text:p text:style-name="P2">Eu tinha o dinheiro exato para pagar, mas o dispositivo tinha engolido algumas moedas e, por isso, não tinha mais o valor total</text:p>
      <text:p text:style-name="P2"/>
      <text:p text:style-name="P3">Estava procurando nos meus bolsos e disse em voz alta:"Raios, onde vou arranjar o dólar que me falta?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4S</meta:editing-duration>
    <meta:editing-cycles>5</meta:editing-cycles>
    <meta:generator>LibreOffice/5.4.3.2$Windows_X86_64 LibreOffice_project/92a7159f7e4af62137622921e809f8546db437e5</meta:generator>
    <dc:date>2018-08-28T09:03:33.735000000</dc:date>
    <meta:document-statistic meta:table-count="0" meta:image-count="0" meta:object-count="0" meta:page-count="1" meta:paragraph-count="3" meta:word-count="56" meta:character-count="311" meta:non-whitespace-character-count="258"/>
    <meta:user-defined meta:name="Info 1"/>
    <meta:user-defined meta:name="Info 2"/>
    <meta:user-defined meta:name="Info 3"/>
    <meta:user-defined meta:name="Info 4"/>
  </office:meta>
</office:document-meta>
</file>